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/>
    </style:style>
    <style:style style:name="T1" style:family="text">
      <style:text-properties fo:color="#000000" style:font-name="Consolas" fo:font-size="9.5pt" style:font-size-asian="9.5pt"/>
    </style:style>
    <style:style style:name="T2" style:family="text">
      <style:text-properties fo:color="#0000ff" style:font-name="Consolas" fo:font-size="9.5pt" style:font-size-asian="9.5pt"/>
    </style:style>
    <style:style style:name="T3" style:family="text">
      <style:text-properties fo:color="#a31515" style:font-name="Consolas" fo:font-size="9.5pt" style:font-size-asian="9.5pt"/>
    </style:style>
    <style:style style:name="T4" style:family="text">
      <style:text-properties fo:color="#008000" style:font-name="Consolas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do</text:span></text:p>
      <text:p text:style-name="Standard"><text:span text:style-name="T1"><text:s text:c="13"/>{ </text:span><text:span text:style-name="T2">try</text:span></text:p>
      <text:p text:style-name="Standard"><text:span text:style-name="T1"><text:s text:c="17"/>{</text:span></text:p>
      <text:p text:style-name="Standard"><text:span text:style-name="T1"><text:s text:c="20"/>Console.Write(</text:span><text:span text:style-name="T3">$"Enter your </text:span><text:span text:style-name="T1">{order}</text:span><text:span text:style-name="T3"> number: "</text:span><text:span text:style-name="T1">);</text:span></text:p>
      <text:p text:style-name="Standard"><text:span text:style-name="T1"><text:s text:c="20"/></text:span><text:span text:style-name="T2">string</text:span><text:span text:style-name="T1"> askUserNumber = Console.ReadLine();</text:span></text:p>
      <text:p text:style-name="Standard"><text:span text:style-name="T1"><text:s text:c="20"/></text:span><text:span text:style-name="T4">// double number;</text:span></text:p>
      <text:p text:style-name="Standard"><text:span text:style-name="T1"><text:s text:c="20"/></text:span><text:span text:style-name="T2">if</text:span><text:span text:style-name="T1"> (</text:span><text:span text:style-name="T2">double</text:span><text:span text:style-name="T1">.TryParse(askUserNumber, </text:span><text:span text:style-name="T2">out</text:span><text:span text:style-name="T1"> number))</text:span></text:p>
      <text:p text:style-name="Standard"><text:span text:style-name="T1"><text:s text:c="20"/>{</text:span></text:p>
      <text:p text:style-name="Standard"><text:span text:style-name="T1"><text:s text:c="24"/></text:span><text:span text:style-name="T2">return</text:span><text:span text:style-name="T1"> number;</text:span></text:p>
      <text:p text:style-name="Standard"><text:span text:style-name="T1"><text:s text:c="20"/>}</text:span></text:p>
      <text:p text:style-name="P1"/>
      <text:p text:style-name="P1"/>
      <text:p text:style-name="Standard"><text:span text:style-name="T1"><text:s text:c="20"/></text:span><text:span text:style-name="T2">else</text:span></text:p>
      <text:p text:style-name="Standard"><text:span text:style-name="T1"><text:s text:c="20"/>{</text:span></text:p>
      <text:p text:style-name="Standard"><text:span text:style-name="T1"><text:s text:c="24"/>Console.ForegroundColor = ConsoleColor.Red;</text:span></text:p>
      <text:p text:style-name="Standard"><text:span text:style-name="T1"><text:s text:c="24"/>Console.WriteLine(</text:span><text:span text:style-name="T3">"You must type a number, please try again!"</text:span><text:span text:style-name="T1">);</text:span></text:p>
      <text:p text:style-name="Standard"><text:span text:style-name="T1"><text:s text:c="24"/>Console.ResetColor();</text:span></text:p>
      <text:p text:style-name="Standard"><text:span text:style-name="T1"><text:s text:c="20"/>}</text:span></text:p>
      <text:p text:style-name="P1"/>
      <text:p text:style-name="Standard"><text:span text:style-name="T1"><text:s text:c="17"/>}</text:span></text:p>
      <text:p text:style-name="Standard"><text:span text:style-name="T1"><text:s text:c="17"/></text:span><text:span text:style-name="T2">catch</text:span></text:p>
      <text:p text:style-name="Standard"><text:span text:style-name="T1"><text:s text:c="17"/>{</text:span></text:p>
      <text:p text:style-name="Standard"><text:span text:style-name="T1"><text:s text:c="21"/></text:span><text:span text:style-name="T2">throw</text:span><text:span text:style-name="T1"> </text:span><text:span text:style-name="T2">new</text:span><text:span text:style-name="T1"> FormatException();</text:span></text:p>
      <text:p text:style-name="Standard"><text:span text:style-name="T1"><text:s text:c="21"/></text:span><text:span text:style-name="T4">//Console.WriteLine("You must type a number, please try again!");</text:span></text:p>
      <text:p text:style-name="Standard"><text:span text:style-name="T1"><text:s text:c="17"/>}</text:span></text:p>
      <text:p text:style-name="Standard"><text:span text:style-name="T1"><text:s text:c="13"/>} </text:span><text:span text:style-name="T2">while</text:span><text:span text:style-name="T1"> (</text:span><text:span text:style-name="T2">true</text:span><text:span text:style-name="T1">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6T15:24:42.326000000</meta:creation-date>
    <dc:date>2021-09-16T20:05:23.093000000</dc:date>
    <meta:editing-duration>PT4H30M30S</meta:editing-duration>
    <meta:editing-cycles>1</meta:editing-cycles>
    <meta:document-statistic meta:table-count="0" meta:image-count="0" meta:object-count="0" meta:page-count="1" meta:paragraph-count="23" meta:word-count="57" meta:character-count="854" meta:non-whitespace-character-count="391"/>
    <meta:generator>LibreOffice/6.3.3.2$Windows_X86_64 LibreOffice_project/a64200df03143b798afd1ec74a12ab50359878ed</meta:generator>
  </office:meta>
</office:document-meta>
</file>